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67.79mm"/>
    </style:style>
    <style:style style:name="co3" style:family="table-column">
      <style:table-column-properties fo:break-before="auto" style:column-width="63.3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45.12mm"/>
    </style:style>
    <style:style style:name="co7" style:family="table-column">
      <style:table-column-properties fo:break-before="auto" style:column-width="74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BOM_mems_arr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Mouser $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1,C103,C201,C301,C401,C501,C601</text:p>
          </table:table-cell>
          <table:table-cell office:value-type="string" calcext:value-type="string">
            <text:p>0805(in)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pacitor 0805 1uF X7R 16V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8mm x 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trolitic Capacitor 100uF 8mm x10mm 35V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244PWR</text:p>
          </table:table-cell>
          <table:table-cell/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SOP-20_600x175_Pitch0.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CBTLV3245ADBQR</text:p>
          </table:table-cell>
          <table:table-cell/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FL-5_160x50_Pitch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4DRLR</text:p>
          </table:table-cell>
          <table:table-cell/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01,U301,U401,U501,U601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CBT3251PWR</text:p>
          </table:table-cell>
          <table:table-cell/>
          <table:table-cell table:formula="of:=5*0.67" office:value-type="float" office:value="3.35" calcext:value-type="float">
            <text:p>3.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10)</text:p>
          </table:table-cell>
          <table:table-cell table:formula="of:=SUM([.H2:.H7])*10" office:value-type="float" office:value="63.7" calcext:value-type="float">
            <text:p>63.7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7:39:32.114216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07:44:56.648396547</dc:date>
    <meta:editing-duration>PT16M47S</meta:editing-duration>
    <meta:editing-cycles>2</meta:editing-cycles>
    <meta:generator>LibreOffice/5.0.6.1$Linux_X86_64 LibreOffice_project/00$Build-1</meta:generator>
    <meta:document-statistic meta:table-count="1" meta:cell-count="50" meta:object-count="0"/>
  </office:meta>
</office:document-meta>
</file>